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Metho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Method.SubscriberMethod( Method method , Class &lt; ? &gt; eventType , ThreadMode threadMode , int priority , boolean stick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berMethod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berMethod.checkMethod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